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letHandlerConfigurer.DefaultServletHandlerConfigur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letHandlerConfigurer.e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HandlerConfigurer.buildHandlerMap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letHandlerConfigurer.enable( @ Nullable String defaultServl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